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5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a93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1">
      <style:table-cell-properties fo:background-color="#00a9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ionamentos</text:p>
          </table:table-cell>
          <table:table-cell table:style-name="ce7" office:value-type="string" calcext:value-type="string">
            <text:p>% do todo</text:p>
          </table:table-cell>
          <table:table-cell table:style-name="ce7" office:value-type="string" calcext:value-type="string">
            <text:p>% dos acoes efetivas</text:p>
          </table:table-cell>
          <table:table-cell table:style-name="ce7" office:value-type="string" calcext:value-type="string">
            <text:p>média de efetividade</text:p>
          </table:table-cell>
          <table:table-cell table:style-name="ce7" office:value-type="string" calcext:value-type="string">
            <text:p>Acima da % efetividade Geral</text:p>
          </table:table-cell>
          <table:table-cell table:style-name="ce5" table:number-columns-repeated="1019"/>
        </table:table-row>
        <table:table-row table:style-name="ro1">
          <table:table-cell table:style-name="ce2" office:value-type="string" calcext:value-type="string">
            <text:p>1 – 5</text:p>
          </table:table-cell>
          <table:table-cell table:style-name="ce8" table:formula="of:=5/31" office:value-type="percentage" office:value="0.161290322580645" calcext:value-type="percentage">
            <text:p>16,13%</text:p>
          </table:table-cell>
          <table:table-cell table:style-name="ce8" office:value-type="percentage" office:value="0.4003" calcext:value-type="percentage">
            <text:p>40,03%</text:p>
          </table:table-cell>
          <table:table-cell table:style-name="ce8" office:value-type="percentage" office:value="0.1481" calcext:value-type="percentage">
            <text:p>14,81%</text:p>
          </table:table-cell>
          <table:table-cell table:style-name="ce8" table:formula="of:=(14.81-12.37)/100" office:value-type="percentage" office:value="0.0244" calcext:value-type="percentage">
            <text:p>2,44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6 -22</text:p>
          </table:table-cell>
          <table:table-cell table:style-name="ce9" table:formula="of:=16/31" office:value-type="percentage" office:value="0.516129032258065" calcext:value-type="percentage">
            <text:p>51,61%</text:p>
          </table:table-cell>
          <table:table-cell table:style-name="ce9" office:value-type="percentage" office:value="0.5816" calcext:value-type="percentage">
            <text:p>58,16%</text:p>
          </table:table-cell>
          <table:table-cell table:style-name="ce9" office:value-type="percentage" office:value="0.1" calcext:value-type="percentage">
            <text:p>10,00%</text:p>
          </table:table-cell>
          <table:table-cell table:style-name="ce9" table:formula="of:=(10-12.37)/100" office:value-type="percentage" office:value="-0.0237" calcext:value-type="percentage">
            <text:p>-2,37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ima de 22</text:p>
          </table:table-cell>
          <table:table-cell table:style-name="ce9" table:formula="of:=10/31" office:value-type="percentage" office:value="0.32258064516129" calcext:value-type="percentage">
            <text:p>32,26%</text:p>
          </table:table-cell>
          <table:table-cell table:style-name="ce9" office:value-type="percentage" office:value="0.0181" calcext:value-type="percentage">
            <text:p>1,81%</text:p>
          </table:table-cell>
          <table:table-cell table:style-name="ce9" office:value-type="percentage" office:value="0.2086" calcext:value-type="percentage">
            <text:p>20,86%</text:p>
          </table:table-cell>
          <table:table-cell table:style-name="ce9" table:formula="of:=(20.86-12.37)/100" office:value-type="percentage" office:value="0.0849" calcext:value-type="percentage">
            <text:p>8,49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0" table:formula="of:=SUM([.B3:.B5])" office:value-type="percentage" office:value="1" calcext:value-type="percentage">
            <text:p>100,00%</text:p>
          </table:table-cell>
          <table:table-cell table:style-name="ce10" table:formula="of:=SUM([.C3:.C5])" office:value-type="percentage" office:value="1" calcext:value-type="percentage">
            <text:p>100,00%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* Taxa de efetividade geral : 12,37%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4:35:40.974594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4:21:05.511973300</meta:creation-date>
    <dc:date>2022-05-20T14:36:56.451497714</dc:date>
    <meta:editing-duration>PT3M55S</meta:editing-duration>
    <meta:editing-cycles>2</meta:editing-cycles>
    <meta:generator>LibreOffice/6.4.7.2$Linux_X86_64 LibreOffice_project/40$Build-2</meta:generator>
    <meta:document-statistic meta:table-count="1" meta:cell-count="23" meta:object-count="0"/>
  </office:meta>
</office:document-meta>
</file>